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6c41f" officeooo:paragraph-rsid="0016c41f"/>
    </style:style>
    <style:style style:name="P2" style:family="paragraph" style:parent-style-name="Preformatted_20_Text">
      <style:text-properties officeooo:rsid="0019af35" officeooo:paragraph-rsid="0019af35"/>
    </style:style>
    <style:style style:name="T1" style:family="text">
      <style:text-properties officeooo:rsid="00187c59"/>
    </style:style>
    <style:style style:name="T2" style:family="text">
      <style:text-properties officeooo:rsid="0019af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tant qu’utilisateur :</text:p>
      <text:p text:style-name="P1"/>
      <text:p text:style-name="P1">- je veux créer un compte sur le site.</text:p>
      <text:p text:style-name="P1">- je veux modifier les informations de mon compte.</text:p>
      <text:p text:style-name="P1">- je veux supprimer mon compte.</text:p>
      <text:p text:style-name="P1">- je veux inscrire une date sur un calendrier pour un évènement que j’organise.</text:p>
      <text:p text:style-name="P1">- je veux consulter le matériel disponible pour l’évènement que j’organise.</text:p>
      <text:p text:style-name="P1">- je veux cliquer sur un calendrier pour inscrire une date.</text:p>
      <text:p text:style-name="P1">- je veux <text:span text:style-name="T1">inscrire le matériel que je peux mettre à disposition.</text:span></text:p>
      <text:p text:style-name="P1">- <text:span text:style-name="T1">je veux pouvoir me connecter/déconnecter pour accéder au site.</text:span></text:p>
      <text:p text:style-name="P1">- <text:span text:style-name="T1">je veux contacter le propriétaire du matériel souhaité.</text:span></text:p>
      <text:p text:style-name="P1">- <text:span text:style-name="T2">je veux pouvoir rechercher une date qui m’intéresse dans le calendrier.</text:span></text:p>
      <text:p text:style-name="P1"/>
      <text:p text:style-name="P2">En tant qu’admin :</text:p>
      <text:p text:style-name="P2"/>
      <text:p text:style-name="P2">- je veux pouvoir effectuer la maintenance du site.</text:p>
      <text:p text:style-name="P2">- je veux pouvoir me connecter/déconnecter en tant qu’administrateur du s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3T15:54:51.246186471</dc:date>
    <meta:editing-duration>PT13M16S</meta:editing-duration>
    <meta:editing-cycles>2</meta:editing-cycles>
    <meta:generator>LibreOffice/5.4.6.2$Linux_X86_64 LibreOffice_project/40m0$Build-2</meta:generator>
    <meta:document-statistic meta:table-count="0" meta:image-count="0" meta:object-count="0" meta:page-count="1" meta:paragraph-count="14" meta:word-count="131" meta:character-count="760" meta:non-whitespace-character-count="643"/>
  </office:meta>
</office:document-meta>
</file>